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9df07" officeooo:paragraph-rsid="0019df07" style:font-size-asian="14pt" style:font-size-complex="16pt"/>
    </style:style>
    <style:style style:name="P2" style:family="paragraph" style:parent-style-name="Standard">
      <style:text-properties fo:font-size="12pt" officeooo:rsid="0019df07" officeooo:paragraph-rsid="0019df07" style:font-size-asian="10.5pt" style:font-size-complex="12pt"/>
    </style:style>
    <style:style style:name="P3" style:family="paragraph" style:parent-style-name="Standard">
      <style:text-properties fo:font-size="12pt" officeooo:rsid="0019df07" officeooo:paragraph-rsid="001ac94b" style:font-size-asian="10.5pt" style:font-size-complex="12pt"/>
    </style:style>
    <style:style style:name="P4" style:family="paragraph" style:parent-style-name="Standard">
      <style:text-properties fo:color="#ff8000" loext:opacity="100%" fo:font-size="14pt" officeooo:rsid="0019df07" officeooo:paragraph-rsid="001ac94b" style:font-size-asian="14pt" style:font-size-complex="14pt"/>
    </style:style>
    <style:style style:name="P5" style:family="paragraph" style:parent-style-name="Standard">
      <style:text-properties fo:color="#ff8000" loext:opacity="100%" fo:font-size="14pt" officeooo:rsid="001cc49c" officeooo:paragraph-rsid="001cc49c" style:font-size-asian="14pt" style:font-size-complex="14pt"/>
    </style:style>
    <style:style style:name="P6" style:family="paragraph" style:parent-style-name="Standard">
      <style:text-properties fo:color="#ff8000" loext:opacity="100%" fo:font-size="14pt" officeooo:rsid="001ac94b" officeooo:paragraph-rsid="001ac94b" style:font-size-asian="12.25pt" style:font-size-complex="14pt"/>
    </style:style>
    <style:style style:name="P7" style:family="paragraph" style:parent-style-name="Standard">
      <style:text-properties fo:color="#ff8000" loext:opacity="100%" fo:font-size="14pt" officeooo:rsid="001be124" officeooo:paragraph-rsid="001be124" style:font-size-asian="12.25pt" style:font-size-complex="14pt"/>
    </style:style>
    <style:style style:name="P8" style:family="paragraph" style:parent-style-name="Standard">
      <style:text-properties fo:color="#ff8000" loext:opacity="100%" fo:font-size="14pt" officeooo:rsid="001c1f89" officeooo:paragraph-rsid="001c1f89" style:font-size-asian="12.25pt" style:font-size-complex="14pt"/>
    </style:style>
    <style:style style:name="P9" style:family="paragraph" style:parent-style-name="Standard">
      <style:text-properties fo:color="#ff0000" loext:opacity="100%" fo:font-size="17pt" officeooo:rsid="0019df07" officeooo:paragraph-rsid="0019df07" style:font-size-asian="17pt" style:font-size-complex="17pt"/>
    </style:style>
    <style:style style:name="P10" style:family="paragraph" style:parent-style-name="Standard">
      <style:text-properties fo:color="#ff0000" loext:opacity="100%" fo:font-size="15pt" officeooo:rsid="0019df07" officeooo:paragraph-rsid="0019df07" style:font-size-asian="15pt" style:font-size-complex="15pt"/>
    </style:style>
    <style:style style:name="P11" style:family="paragraph" style:parent-style-name="Standard">
      <style:text-properties fo:color="#000000" loext:opacity="100%" fo:font-size="12pt" officeooo:rsid="001ac94b" officeooo:paragraph-rsid="001ac94b" style:font-size-asian="10.5pt" style:font-size-complex="12pt"/>
    </style:style>
    <style:style style:name="P12" style:family="paragraph" style:parent-style-name="Standard">
      <style:text-properties fo:font-size="15pt" officeooo:rsid="0019df07" officeooo:paragraph-rsid="0019df07" style:font-size-asian="15pt" style:font-size-complex="15pt"/>
    </style:style>
    <style:style style:name="P13" style:family="paragraph" style:parent-style-name="Standard">
      <style:text-properties fo:color="#111111" loext:opacity="100%" fo:font-size="12pt" officeooo:rsid="001be124" officeooo:paragraph-rsid="001be124" style:font-size-asian="10.5pt" style:font-size-complex="12pt"/>
    </style:style>
    <style:style style:name="P14" style:family="paragraph" style:parent-style-name="Standard">
      <style:text-properties fo:color="#111111" loext:opacity="100%" fo:font-size="12pt" officeooo:rsid="001c1f89" officeooo:paragraph-rsid="001c1f89" style:font-size-asian="10.5pt" style:font-size-complex="12pt"/>
    </style:style>
    <style:style style:name="P15" style:family="paragraph" style:parent-style-name="Standard">
      <style:text-properties fo:color="#111111" loext:opacity="100%" fo:font-size="12pt" officeooo:rsid="001cc49c" officeooo:paragraph-rsid="001cc49c" style:font-size-asian="10.5pt" style:font-size-complex="12pt"/>
    </style:style>
    <style:style style:name="P16" style:family="paragraph" style:parent-style-name="Standard">
      <style:text-properties fo:color="#111111" loext:opacity="100%" fo:font-size="12pt" officeooo:rsid="001c1f89" officeooo:paragraph-rsid="001c1f89" style:font-size-asian="12pt" style:font-size-complex="12pt"/>
    </style:style>
    <style:style style:name="P17" style:family="paragraph" style:parent-style-name="Standard">
      <style:text-properties fo:color="#111111" loext:opacity="100%" fo:font-size="12pt" officeooo:rsid="001cc49c" officeooo:paragraph-rsid="001cc49c" style:font-size-asian="10.5pt" style:font-size-complex="12pt"/>
    </style:style>
    <style:style style:name="P18" style:family="paragraph" style:parent-style-name="Standard">
      <style:text-properties fo:color="#111111" loext:opacity="100%" fo:font-size="12pt" officeooo:rsid="001d9811" officeooo:paragraph-rsid="001d9811" style:font-size-asian="10.5pt" style:font-size-complex="12pt"/>
    </style:style>
    <style:style style:name="P19" style:family="paragraph" style:parent-style-name="Standard">
      <style:text-properties fo:color="#111111" loext:opacity="100%" fo:font-size="12pt" fo:font-weight="bold" officeooo:rsid="001d9811" officeooo:paragraph-rsid="001d9811" style:font-size-asian="10.5pt" style:font-weight-asian="bold" style:font-size-complex="12pt" style:font-weight-complex="bold"/>
    </style:style>
    <style:style style:name="P20" style:family="paragraph" style:parent-style-name="Standard">
      <style:text-properties fo:color="#111111" loext:opacity="100%" fo:font-size="20pt" officeooo:rsid="001d9811" officeooo:paragraph-rsid="001d9811" style:font-size-asian="17.5pt" style:font-size-complex="20pt"/>
    </style:style>
    <style:style style:name="P21" style:family="paragraph" style:parent-style-name="Standard">
      <style:text-properties fo:color="#c9211e" loext:opacity="100%" fo:font-size="12pt" officeooo:rsid="001d9811" officeooo:paragraph-rsid="001d9811" style:font-size-asian="10.5pt" style:font-size-complex="12pt"/>
    </style:style>
    <style:style style:name="P22" style:family="paragraph" style:parent-style-name="Standard">
      <style:text-properties fo:color="#c9211e" loext:opacity="100%" fo:font-size="12pt" fo:font-weight="bold" officeooo:rsid="001dbe12" officeooo:paragraph-rsid="001dbe12" style:font-size-asian="10.5pt" style:font-weight-asian="bold" style:font-size-complex="12pt" style:font-weight-complex="bold"/>
    </style:style>
    <style:style style:name="P23" style:family="paragraph" style:parent-style-name="Standard">
      <style:text-properties fo:color="#c9211e" loext:opacity="100%" fo:font-size="20pt" officeooo:rsid="001d9811" officeooo:paragraph-rsid="001d9811" style:font-size-asian="17.5pt" style:font-size-complex="20pt"/>
    </style:style>
    <style:style style:name="P24" style:family="paragraph" style:parent-style-name="Standard">
      <style:text-properties fo:color="#c9211e" loext:opacity="100%" fo:font-size="14pt" fo:font-weight="bold" officeooo:rsid="001d9811" officeooo:paragraph-rsid="001d9811" style:font-size-asian="12.25pt" style:font-weight-asian="bold" style:font-size-complex="14pt" style:font-weight-complex="bold"/>
    </style:style>
    <style:style style:name="P25" style:family="paragraph" style:parent-style-name="Standard">
      <style:text-properties fo:color="#c9211e" loext:opacity="100%" fo:font-size="14pt" fo:font-weight="bold" officeooo:rsid="001dbe12" officeooo:paragraph-rsid="001dbe12" style:font-size-asian="12.25pt" style:font-weight-asian="bold" style:font-size-complex="14pt" style:font-weight-complex="bold"/>
    </style:style>
    <style:style style:name="P26" style:family="paragraph" style:parent-style-name="Standard">
      <style:text-properties fo:color="#000000" loext:opacity="100%" fo:font-size="12pt" fo:font-weight="bold" officeooo:rsid="001d9811" officeooo:paragraph-rsid="001d9811" style:font-size-asian="10.5pt" style:font-weight-asian="bold" style:font-size-complex="12pt" style:font-weight-complex="bold"/>
    </style:style>
    <style:style style:name="T1" style:family="text">
      <style:text-properties officeooo:rsid="001ac94b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1ac94b"/>
    </style:style>
    <style:style style:name="T4" style:family="text">
      <style:text-properties fo:color="#00a933" loext:opacity="100%" fo:background-color="#ffff00" loext:char-shading-value="0"/>
    </style:style>
    <style:style style:name="T5" style:family="text">
      <style:text-properties fo:color="#00a933" loext:opacity="100%" officeooo:rsid="001ac94b" fo:background-color="#ffff00" loext:char-shading-value="0"/>
    </style:style>
    <style:style style:name="T6" style:family="text">
      <style:text-properties fo:color="#ff0000" loext:opacity="100%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be124" fo:background-color="#ffff00" loext:char-shading-value="0"/>
    </style:style>
    <style:style style:name="T9" style:family="text">
      <style:text-properties officeooo:rsid="001be124"/>
    </style:style>
    <style:style style:name="T10" style:family="text">
      <style:text-properties officeooo:rsid="001cc4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AZIONE SW ESTRAZIONE DATI CALCISTICI</text:p>
      <text:p text:style-name="P1"/>
      <text:p text:style-name="P2">Questo software monolitico scritto in js serve a eseguire lo scraping delle statistiche dei match di 48 campionati calcistici professionistici con fonte dei dati diretta.it.</text:p>
      <text:p text:style-name="P2"/>
      <text:p text:style-name="P2">Come software di navigazione ci si affida alla libreria js <text:s/>puppeteer.</text:p>
      <text:p text:style-name="P12"/>
      <text:p text:style-name="P10">SPIEGAZIONE DIRECTORY:</text:p>
      <text:p text:style-name="P2"/>
      <text:p text:style-name="P4">1.main_files</text:p>
      <text:p text:style-name="P3"/>
      <text:p text:style-name="P3">questa directory contiene tutti i dati di riferimento per la corretta navigazione del nostro burattinaio all’ interno del sito.</text:p>
      <text:p text:style-name="P2"/>
      <text:p text:style-name="P2">→<text:span text:style-name="T4">campionati.json</text:span><text:span text:style-name="T2">: </text:span><text:span text:style-name="T6"><text:s/></text:span>contiene le routes dei campionati.</text:p>
      <text:p text:style-name="P2">→ <text:span text:style-name="T4">country_code.json:</text:span><text:span text:style-name="T2"> </text:span>tiene in memoria l’ id di ogni campionato, utile per il DB.</text:p>
      <text:p text:style-name="P2">→ <text:span text:style-name="T4">id_campionati.json:</text:span> tiene in memoria l’id di ogni campionato.</text:p>
      <text:p text:style-name="P2">→ <text:span text:style-name="T4">id_squadre.json:</text:span> tiene in memoria tutti gli id di ogni squadra rilevata prima dell’ultima esecuzione.</text:p>
      <text:p text:style-name="P2">→<text:span text:style-name="T2"> </text:span><text:span text:style-name="T4">nazioni.js: </text:span>contiene i path relativi di ogni nazione che ospita i 48 campionati calcistici.</text:p>
      <text:p text:style-name="P2">→<text:span text:style-name="T4"> squadre.js:</text:span><text:span text:style-name="T7"> </text:span>tiene in memoria il nome di ogni squadra, utile per debug di nomi che il sito cambia.</text:p>
      <text:p text:style-name="P2">→<text:span text:style-name="T4">stats_</text:span><text:span text:style-name="T5">report.js:</text:span><text:span text:style-name="T3"> </text:span><text:span text:style-name="T1">file che denota la quantita e la qualita delle statistiche di ogni campionato.</text:span></text:p>
      <text:p text:style-name="P2"/>
      <text:p text:style-name="P6"><text:s/>error_files</text:p>
      <text:p text:style-name="P6"/>
      <text:p text:style-name="P11">questa directory presenta due file di log, uno contenete gli errori a tempo di esecuzione, indicando quale match a generato l’interruzione del processo.(<text:span text:style-name="T7">errors.js</text:span>)</text:p>
      <text:p text:style-name="P11">Il secondo file indica quali match non sono stati quotati dai bookmakers, quindi tutti gli id della quale non conosciamo le quote.(<text:span text:style-name="T7">not_odds.json</text:span>)</text:p>
      <text:p text:style-name="P11"/>
      <text:p text:style-name="P6">Formatter</text:p>
      <text:p text:style-name="P6"/>
      <text:p text:style-name="P11">Questa directory contiene funzionalita per la manipolazione dei dati…</text:p>
      <text:p text:style-name="P11"/>
      <text:p text:style-name="P11">→ <text:span text:style-name="T7">format.js: </text:span>questo file essenzialmente rappresenta il main, dalla quale inserire ilcampionato che si vuole estrarre dal database e successivamente tutti i campi annidati verrannno formattati a livello zero di annidazione e salvati in un file json.</text:p>
      <text:p text:style-name="P11">→ <text:span text:style-name="T8">shift.js: </text:span><text:span text:style-name="T9">questo file contiene moduli per lo shift a sinistra dei campi annidati.</text:span></text:p>
      <text:p text:style-name="P11">→ <text:span text:style-name="T8">series.js: </text:span><text:span text:style-name="T9">questo modulo contiene moduli per la creazione del nuovo formato fruibile per l’ EDA.</text:span></text:p>
      <text:p text:style-name="P11"/>
      <text:p text:style-name="P7">Log</text:p>
      <text:p text:style-name="P7"/>
      <text:p text:style-name="P13">Questa directory contiene file di log sulle precedenti esecuzioni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My_modules/srape_modules</text:p>
      <text:p text:style-name="P8"/>
      <text:p text:style-name="P14">Contiene tre file:</text:p>
      <text:p text:style-name="P14"/>
      <text:p text:style-name="P14"><text:span text:style-name="T7">scrape.js</text:span> rappresenta il set di funzionalita generiche per la navigazione web.</text:p>
      <text:p text:style-name="P14">(rotating user agent, new page, new browser…. )</text:p>
      <text:p text:style-name="P14"/>
      <text:p text:style-name="P14"><text:span text:style-name="T7">extract_stat_scrape.js</text:span> file con il set di funzionalita utili allo scraping di selettori nella navigazione per l’ estrazione dei match, con statistiche,info e <text:s/>quote.</text:p>
      <text:p text:style-name="P14"/>
      <text:p text:style-name="P14"><text:span text:style-name="T7">palinsesto_scrape.js</text:span> rappresenta il file con le funzionalita per la creazione dei file del palinsesto giornaliero per partite non ancora iniziate, con info e quote.</text:p>
      <text:p text:style-name="P14"/>
      <text:p text:style-name="P8">My_modules/utils_modules</text:p>
      <text:p text:style-name="P8"/>
      <text:p text:style-name="P16">Contiene file utili per la gestione di alcune parti del codice quali mail system, handling error, array operation, e un particolare file denominato <text:span text:style-name="T7">file.js</text:span> per la manipolazione dei file dei match in fase di manipolazione con controlli e inserimento campi indicativi <text:span text:style-name="T10">e gestione degli id.</text:span> </text:p>
      <text:p text:style-name="P16"/>
      <text:p text:style-name="P5">oldcode</text:p>
      <text:p text:style-name="P5"/>
      <text:p text:style-name="P15">Contiene codice vecchio utilizzato in fase di acquisizione di elementi di base durante la fase di studio del sito web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3"><text:soft-page-break/>TASK</text:p>
      <text:p text:style-name="P20"/>
      <text:p text:style-name="P18">QUESTA DIRETORY E’ LA PRINCIPALE, CONTIENE 3 SOTTODIRECTORY CON LE TASK ESEGUITE NEL PROCESSO DI SCRAPING.</text:p>
      <text:p text:style-name="P18"/>
      <text:p text:style-name="P24">EXTRACTOR</text:p>
      <text:p text:style-name="P24"/>
      <text:p text:style-name="P19">Gestisce l’ intera procedura di navigazione per estrazione preliminare degli id utili per le query agli URL di ogni match, con relativo filtering di match gia esistenti (match_YY_YY.js)</text:p>
      <text:p text:style-name="P19"/>
      <text:p text:style-name="P19">Il secondo file e’ il cuore dell’ applicazione, estrae i selettori per le statistiche di ogni match, e le salva nel DB una ad una.</text:p>
      <text:p text:style-name="P19"/>
      <text:p text:style-name="P19"/>
      <text:p text:style-name="P24">PALINSESTO</text:p>
      <text:p text:style-name="P24"/>
      <text:p text:style-name="P26">Contiene codice per permettere di estrarre le info prematch di ogni singola partita, all’ interno <text:s/>e’ presente il file principale per la navigazione e d estrazione + un file di moduli per la correzione e funzionalita aggiuntive per lo scopo.</text:p>
      <text:p text:style-name="P26"/>
      <text:p text:style-name="P25">TEAM_STATS</text:p>
      <text:p text:style-name="P25"/>
      <text:p text:style-name="P22">In fase di elaborazione, dovrebbe consentire di gestire un documento che tenga traccia delle statistiche di ogni squadra, con relativo aggiornamento e creazione anno per anno.</text:p>
      <text:p text:style-name="P18"/>
      <text:p text:style-name="P21"/>
      <text:p text:style-name="P15"/>
      <text:p text:style-name="P14"/>
      <text:p text:style-name="P14"/>
      <text:p text:style-name="P14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8:36:15.555264913</meta:creation-date>
    <dc:date>2022-11-10T20:04:19.346858079</dc:date>
    <meta:editing-duration>PT9M11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3" meta:paragraph-count="42" meta:word-count="564" meta:character-count="3733" meta:non-whitespace-character-count="3205"/>
  </office:meta>
</office:document-meta>
</file>